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1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2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officeooo:rsid="001581df" officeooo:paragraph-rsid="0083c8fc"/>
    </style:style>
    <style:style style:name="P64" style:family="paragraph" style:parent-style-name="Preformatted_20_Text">
      <style:text-properties fo:color="#ffffff" loext:opacity="100%" officeooo:rsid="0014e081" officeooo:paragraph-rsid="0083c8fc"/>
    </style:style>
    <style:style style:name="P65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6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9" style:family="paragraph" style:parent-style-name="Preformatted_20_Text">
      <style:text-properties fo:color="#ffffff" loext:opacity="100%" officeooo:paragraph-rsid="0083c8fc"/>
    </style:style>
    <style:style style:name="P80" style:family="paragraph" style:parent-style-name="Preformatted_20_Text">
      <style:text-properties fo:color="#ffffff" loext:opacity="100%" officeooo:paragraph-rsid="0085a2fa"/>
    </style:style>
    <style:style style:name="P81" style:family="paragraph" style:parent-style-name="Preformatted_20_Text">
      <style:text-properties fo:color="#ffffff" loext:opacity="100%" officeooo:rsid="0083c8fc" officeooo:paragraph-rsid="00906b3f"/>
    </style:style>
    <style:style style:name="P82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4" style:family="paragraph" style:parent-style-name="Preformatted_20_Text">
      <style:text-properties fo:color="#ffffff" loext:opacity="100%" officeooo:rsid="00984e95" officeooo:paragraph-rsid="00984e95"/>
    </style:style>
    <style:style style:name="P85" style:family="paragraph" style:parent-style-name="Preformatted_20_Text">
      <style:text-properties fo:color="#ffffff" loext:opacity="100%" officeooo:rsid="009bd36e" officeooo:paragraph-rsid="009bd36e"/>
    </style:style>
    <style:style style:name="P86" style:family="paragraph" style:parent-style-name="Preformatted_20_Text">
      <style:text-properties fo:color="#ffffff" loext:opacity="100%" officeooo:rsid="009d9484" officeooo:paragraph-rsid="009bd36e"/>
    </style:style>
    <style:style style:name="P87" style:family="paragraph" style:parent-style-name="Preformatted_20_Text">
      <style:text-properties fo:color="#ffffff" loext:opacity="100%" officeooo:rsid="009d9484" officeooo:paragraph-rsid="009d9484"/>
    </style:style>
    <style:style style:name="P88" style:family="paragraph" style:parent-style-name="Preformatted_20_Text">
      <style:text-properties fo:color="#ffffff" loext:opacity="100%" officeooo:rsid="009e3cea" officeooo:paragraph-rsid="009e3cea"/>
    </style:style>
    <style:style style:name="P89" style:family="paragraph" style:parent-style-name="Preformatted_20_Text">
      <style:text-properties fo:color="#ffffff" loext:opacity="100%" officeooo:rsid="009fcc34" officeooo:paragraph-rsid="009fcc34"/>
    </style:style>
    <style:style style:name="P90" style:family="paragraph" style:parent-style-name="Preformatted_20_Text">
      <style:text-properties fo:color="#ffffff" loext:opacity="100%" officeooo:rsid="00a1bd78" officeooo:paragraph-rsid="00a1bd78"/>
    </style:style>
    <style:style style:name="P9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9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9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94" style:family="paragraph" style:parent-style-name="Preformatted_20_Text">
      <style:text-properties fo:color="#ffffff" loext:opacity="100%" fo:font-weight="normal" officeooo:rsid="00163630" officeooo:paragraph-rsid="00b027b1" style:font-weight-asian="normal" style:font-weight-complex="normal"/>
    </style:style>
    <style:style style:name="P95" style:family="paragraph" style:parent-style-name="Preformatted_20_Text">
      <style:text-properties fo:color="#ffffff" loext:opacity="100%" fo:font-weight="normal" officeooo:rsid="00176266" officeooo:paragraph-rsid="00b027b1" style:font-weight-asian="normal" style:font-weight-complex="normal"/>
    </style:style>
    <style:style style:name="P96" style:family="paragraph" style:parent-style-name="Preformatted_20_Text">
      <style:text-properties fo:color="#ffffff" loext:opacity="100%" fo:font-weight="normal" officeooo:rsid="001a8534" officeooo:paragraph-rsid="00b027b1" style:font-weight-asian="normal" style:font-weight-complex="normal"/>
    </style:style>
    <style:style style:name="P97" style:family="paragraph" style:parent-style-name="Preformatted_20_Text">
      <style:text-properties fo:color="#ffffff" loext:opacity="100%" officeooo:rsid="00a74dc3" officeooo:paragraph-rsid="00a74dc3"/>
    </style:style>
    <style:style style:name="P98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99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1">- part 5:</text:p>
      <text:p text:style-name="P62">add all functions:</text:p>
      <text:p text:style-name="P65"/>
      <text:p text:style-name="P84">first make a list of all functions that a calculation goes through, and what result it should give:</text:p>
      <text:p text:style-name="P84"/>
      <text:p text:style-name="P85">operatorpress:</text:p>
      <text:p text:style-name="P85"/>
      <text:p text:style-name="P85"/>
      <text:p text:style-name="P85">runEquals:</text:p>
      <text:p text:style-name="P87">calculate</text:p>
      <text:p text:style-name="P87"><text:tab/>evaluateStringSymbols</text:p>
      <text:p text:style-name="P87"><text:tab/><text:tab/>makeInputArray</text:p>
      <text:p text:style-name="P88"><text:tab/><text:tab/><text:tab/>numberOrOperator</text:p>
      <text:p text:style-name="P88"><text:span text:style-name="T41"><text:tab/></text:span>checkForErrors</text:p>
      <text:p text:style-name="P89"><text:tab/><text:tab/>doubleOperators</text:p>
      <text:p text:style-name="P89"><text:tab/>calculateInOrder</text:p>
      <text:p text:style-name="P89"><text:tab/><text:tab/>doCalculation</text:p>
      <text:p text:style-name="P85">displayAns</text:p>
      <text:p text:style-name="P85">clearEntry</text:p>
      <text:p text:style-name="P85"/>
      <text:p text:style-name="P86"/>
      <text:p text:style-name="P87">split the calculate function into: makeStringObject &amp; calculate</text:p>
      <text:p text:style-name="P87"/>
      <text:p text:style-name="P90">make <text:span text:style-name="T43">the functions </text:span>parameter-dependent in the following order:</text:p>
      <text:p text:style-name="P99">clearEntry</text:p>
      <text:p text:style-name="P100">displayAns</text:p>
      <text:p text:style-name="P101">doCalculation</text:p>
      <text:p text:style-name="P101">calculateInOrder</text:p>
      <text:p text:style-name="P101">doubleOperators</text:p>
      <text:p text:style-name="P102"><text:span text:style-name="T42">c</text:span>heckForErrors</text:p>
      <text:p text:style-name="P102">numberOrOperator</text:p>
      <text:p text:style-name="P103">makeInputArray</text:p>
      <text:p text:style-name="P91">evaluateStringSymbols</text:p>
      <text:p text:style-name="P91">calculate</text:p>
      <text:p text:style-name="P92">runEquals</text:p>
      <text:p text:style-name="P92"/>
      <text:p text:style-name="P92"/>
      <text:p text:style-name="P98">to add an operator:</text:p>
      <text:p text:style-name="P94">add the operator to the operatorObject + different ways that it can be written</text:p>
      <text:p text:style-name="P95">write a way to check for this operator in the checkOperator()</text:p>
      <text:p text:style-name="P96">add the calculation in the doCalculation function</text:p>
      <text:p text:style-name="P93">think about possible errors, and add these in checkForErrors()</text:p>
      <text:p text:style-name="P92"/>
      <text:p text:style-name="P66"/>
      <text:p text:style-name="P68">add brackets<text:span text:style-name="T37">:</text:span></text:p>
      <text:p text:style-name="P69">check the whole object for brackets. if the amount of opening and closing brackets are not equal, give an error</text:p>
      <text:p text:style-name="P68"/>
      <text:p text:style-name="P69">when you find a <text:span text:style-name="T38">closer </text:span>bracket, save the index.</text:p>
      <text:p text:style-name="P69">scan <text:span text:style-name="T38">back </text:span>until you find the <text:span text:style-name="T38">first opening</text:span> blacket<text:span text:style-name="T38">, save that index, and isolate the object, run it through the calculate function, and save the value</text:span></text:p>
      <text:p text:style-name="P69"/>
      <text:p text:style-name="P69"/>
      <text:p text:style-name="P70">first make the function calculate re-usable for different arrays.</text:p>
      <text:p text:style-name="P71">add brackets to the symbolObject</text:p>
      <text:p text:style-name="P71">give them precedence 2</text:p>
      <text:p text:style-name="P71">if a ) bracket is found, console.log that bracket</text:p>
      <text:p text:style-name="P71">if a ) bracket is found, iterate backwards through the array, until you find the first ( bracket, then stop.</text:p>
      <text:p text:style-name="P71">console log that value and index.</text:p>
      <text:p text:style-name="P71"/>
      <text:p text:style-name="P71">okay, now we have the indexes of both brackets<text:span text:style-name="T39">. we should now isolate what is in between them</text:span></text:p>
      <text:p text:style-name="P71"><text:soft-page-break/></text:p>
      <text:p text:style-name="P72">take that length of the array, and fill it up with value bracketResult (for now value B)</text:p>
      <text:p text:style-name="P72"/>
      <text:p text:style-name="P72">now take that array, and put it through the calculate() function, return the value</text:p>
      <text:p text:style-name="P69"/>
      <text:p text:style-name="P69"/>
      <text:p text:style-name="P81">ANS</text:p>
      <text:p text:style-name="P81">what is ans actually?</text:p>
      <text:p text:style-name="P81"/>
      <text:p text:style-name="P81">ans is <text:span text:style-name="T33">the </text:span>value that is the last result that was calculated.</text:p>
      <text:p text:style-name="P73">when you click it, its value is added to the calculation.</text:p>
      <text:p text:style-name="P73"/>
      <text:p text:style-name="P74">if the ans is clicked += the ans value to the displayTop</text:p>
      <text:p text:style-name="P74"/>
      <text:p text:style-name="P75">=</text:p>
      <text:p text:style-name="P67">delete userinput and ans values,</text:p>
      <text:p text:style-name="P67"><text:span text:style-name="T35">empty</text:span> <text:span text:style-name="T35">inputArray</text:span></text:p>
      <text:p text:style-name="P69"/>
      <text:p text:style-name="P69"/>
      <text:p text:style-name="P69">(3*(4+9))*(1+1)</text:p>
      <text:p text:style-name="P65"/>
      <text:p text:style-name="P60">- part <text:span text:style-name="T33">6</text:span>:</text:p>
      <text:p text:style-name="P60">make it able to handle errors</text:p>
      <text:p text:style-name="P79"/>
      <text:p text:style-name="P79">- make a function called errorCheckEquals, errorCheckOperator, errorCheckNumber which will contain all the checks for each.</text:p>
      <text:p text:style-name="P79"/>
      <text:p text:style-name="P79">- make functions that check for error-inducing behavior, add them to the controller functions to first check for errors</text:p>
      <text:p text:style-name="P79"><text:tab/></text:p>
      <text:p text:style-name="P79"><text:tab/>- operator:</text:p>
      <text:p text:style-name="P79"><text:tab/><text:tab/>* was the operator pressed without any previous content?</text:p>
      <text:p text:style-name="P79"><text:tab/><text:tab/><text:tab/>- is there a previous ans, fill in ANS, otherwise</text:p>
      <text:p text:style-name="P79"><text:tab/><text:tab/><text:tab/>- remove the operator</text:p>
      <text:p text:style-name="P79"><text:tab/><text:tab/>* are there 2 operators and a num1 and num2?</text:p>
      <text:p text:style-name="P79"><text:tab/><text:tab/><text:tab/>- calculate the previous result already</text:p>
      <text:p text:style-name="P79"><text:tab/><text:tab/>* is there only num1, change the operator value</text:p>
      <text:p text:style-name="P79"><text:tab/><text:tab/>* are num1, num2, and operator all not empty? run calcAnswer()</text:p>
      <text:p text:style-name="P79"><text:tab/>- equals:</text:p>
      <text:p text:style-name="P79"><text:tab/><text:tab/>* is there any content on the screen, if not, return 0</text:p>
      <text:p text:style-name="P79"><text:tab/><text:tab/>* is there only a number on the screen, then return the number</text:p>
      <text:p text:style-name="P79"><text:tab/>- number:</text:p>
      <text:p text:style-name="P79"><text:tab/><text:tab/>* is the total length of the calculation bigger than the screen <text:tab/><text:tab/><text:tab/>length, don't allow the new number</text:p>
      <text:p text:style-name="P79"/>
      <text:p text:style-name="P80"><text:span text:style-name="T36">make an object that saves every calculation and answer</text:span><text:span text:style-name="T34">, when the = button is pressed</text:span></text:p>
      <text:p text:style-name="P79"/>
      <text:p text:style-name="P79"/>
      <text:p text:style-name="P79"/>
      <text:p text:style-name="P79"/>
      <text:p text:style-name="P79">style the calculator exactly like an oldschool calculator, with some shine on the keys</text:p>
      <text:p text:style-name="P79">and a slight curve on the sides</text:p>
      <text:p text:style-name="P79"/>
      <text:p text:style-name="P79">-------</text:p>
      <text:p text:style-name="P79"/>
      <text:p text:style-name="P63">add the option for different ways to write variables (* and x)</text:p>
      <text:p text:style-name="P79"/>
      <text:p text:style-name="P64">make negative numbers possible</text:p>
      <text:p text:style-name="P79"/>
      <text:p text:style-name="P79">bonus:</text:p>
      <text:p text:style-name="P79"><text:soft-page-break/>take away as many global variables as possible</text:p>
      <text:p text:style-name="P79">make everything const of possible</text:p>
      <text:p text:style-name="P79"/>
      <text:p text:style-name="P79">error fixing:</text:p>
      <text:p text:style-name="P79">make C not delete ANS entries again and again, on the currently displayed result.</text:p>
      <text:p text:style-name="P79">maybe if ANS[0] == displayBottom.textContent <text:s/>remove first element?</text:p>
      <text:p text:style-name="P79">make sure the that ANS only displays the current calculated value</text:p>
      <text:p text:style-name="P79"/>
      <text:p text:style-name="P59">to add an operator:</text:p>
      <text:p text:style-name="P76">add the operator to the operatorObject + different ways that it can be written</text:p>
      <text:p text:style-name="P77">write a way to check for this operator in the check<text:span text:style-name="T40">Symbol</text:span>()</text:p>
      <text:p text:style-name="P78">make a way to write this in makeSymbolString</text:p>
      <text:p text:style-name="P82">add the calculation in the doCalculation function</text:p>
      <text:p text:style-name="P82"/>
      <text:p text:style-name="P82"/>
      <text:p text:style-name="P83">if you press a key, why does the textinput chan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23:44:23.347324728</dc:date>
    <meta:editing-duration>P1DT14H58M17S</meta:editing-duration>
    <meta:editing-cycles>109</meta:editing-cycles>
    <meta:generator>LibreOffice/7.3.7.2$Linux_X86_64 LibreOffice_project/30$Build-2</meta:generator>
    <meta:document-statistic meta:table-count="0" meta:image-count="0" meta:object-count="0" meta:page-count="8" meta:paragraph-count="221" meta:word-count="1878" meta:character-count="10801" meta:non-whitespace-character-count="9047"/>
  </office:meta>
</office:document-meta>
</file>